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ในทางสามัญแล้ว PUT และ PATCH ใช้สำหรับการอัปเดตข้อมูลในแหล่งข้อมูล โดยทั่วไปแล้ว:</text:p>
      <text:p text:style-name="Standard"/>
      <text:p text:style-name="Standard">- PUT ใช้สำหรับการส่งข้อมูลทั้งหมดของแหล่งข้อมูลเพื่อให้มันถูกอัปเดต นั่นหมายความว่าถ้าคุณต้องการอัปเดตเฉพาะข้อมูลบางส่วนคุณต้องส่งข้อมูลทั้งหมดของแหล่งข้อมูลแม้แต่ข้อมูลที่ไม่ได้เปลี่ยนแปลง</text:p>
      <text:p text:style-name="Standard">- PATCH ใช้สำหรับการส่งเฉพาะข้อมูลที่ต้องการอัปเดตเท่านั้น นั่นหมายความว่าคุณสามารถส่งเพียงข้อมูลที่ต้องการอัปเดตเท่านั้นโดยไม่จำเป็นต้องส่งข้อมูลทั้งหมดของแหล่งข้อมูล</text:p>
      <text:p text:style-name="Standard"/>
      <text:p text:style-name="Standard">โค้ดของคุณดูเหมือนจะถูกต้องสำหรับการใช้งาน PUT และ PATCH ใน Express.js:</text:p>
      <text:p text:style-name="Standard"/>
      <text:p text:style-name="Standard">- PUT: คุณใช้ `db.query()` ในการอัปเดตข้อมูลโดยระบุข้อมูลที่ต้องการอัปเดตในทุกๆ ครั้ง โดยใช้ `name` และ `detail` จากข้อมูลที่รับเข้ามาผ่าน `req.body`.</text:p>
      <text:p text:style-name="Standard">- PATCH: คุณใช้ `db.query()` ในการอัปเดตข้อมูลโดยระบุข้อมูลที่ต้องการอัปเดตโดยตรงจาก `req.body` โดยไม่ต้องแยกแยะแต่ละฟิลด์ เพียงแค่ส่งข้อมูลที่ต้องการอัปเดตไปที่ตำแหน่งของ `SET ?` ในคำสั่ง SQL UPDATE.</text:p>
      <text:p text:style-name="Standard"/>
      <text:p text:style-name="Standard">ดังนั้น โค้ดของคุณดูเหมือนจะทำงานได้อย่างถูกต้องสำหรับทั้ง PUT และ PATCH ใน Express.js แล้วครับ โดยมันจะทำให้คุณสามารถอัปเดตข้อมูลของนักเรียนได้ในทั้งสองกรณีตามที่คุณต้องการ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5:36:46.711000000</meta:creation-date>
    <dc:date>2024-03-26T15:36:48.047000000</dc:date>
    <meta:editing-duration>PT1S</meta:editing-duration>
    <meta:editing-cycles>1</meta:editing-cycles>
    <meta:document-statistic meta:table-count="0" meta:image-count="0" meta:object-count="0" meta:page-count="1" meta:paragraph-count="7" meta:word-count="678" meta:character-count="831" meta:non-whitespace-character-count="794"/>
    <meta:generator>LibreOffice/7.6.2.1$Windows_X86_64 LibreOffice_project/56f7684011345957bbf33a7ee678afaf4d2ba333</meta:generator>
  </office:meta>
</office:document-meta>
</file>